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8" style:family="graphic" style:parent-style-name="standard">
      <style:graphic-properties draw:fill-color="#ff00ff" draw:opacity="10%" draw:textarea-vertical-align="middle" draw:shadow-opacity="10%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3cm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 style:list-style-name="L2">
      <style:graphic-properties draw:fill-color="#ffffff" draw:auto-grow-height="true" fo:min-height="13.859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ff0000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SRM574 div1 medium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list text:style-name="L2">
              <text:list-item>
                <text:p text:style-name="P1">bitDP</text:p>
                <text:p text:style-name="P1"/>
              </text:list-item>
              <text:list-item>
                <text:p text:style-name="P1">18!じゃなくて2**18だから間に合う</text:p>
              </text:list-item>
              <text:list-item>
                <text:p text:style-name="P1">2^N*N^2より小さいくらいでなんとか間に合う</text:p>
                <text:p text:style-name="P1"/>
              </text:list-item>
              <text:list-item>
                <text:p text:style-name="P1">今までに通った経路との交差は、通った順番を考えなくてもいい、どこの点を通ったかのフラグだけ残せばいい</text:p>
              </text:list-item>
              <text:list-item>
                <text:p text:style-name="P1">100010111みたいなかんじでbitで保存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2" draw:text-style-name="P2" draw:layer="layout" svg:width="1cm" svg:height="1cm" svg:x="3cm" svg:y="5.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6.999cm" svg:y="5.599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4.999cm" svg:y="5.599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cm" svg:height="1cm" svg:x="12.999cm" svg:y="5.59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0.999cm" svg:y="5.59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8.999cm" svg:y="5.59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1cm" svg:height="1cm" svg:x="6.999cm" svg:y="5.59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999cm" svg:y="5.59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2" draw:layer="layout" svg:width="4.399cm" svg:height="12.199cm" draw:transform="rotate (1.5707963267946) translate (5.4cm 6.00000000001086cm)" svg:viewBox="0 0 4400 12200" draw:points="0,0 2800,0 2800,6000 0,6000 3200,6000 3200,12200 0,12200 4400,12200 4400,1800 0,1800">
          <text:p/>
        </draw:polyline>
        <draw:custom-shape draw:style-name="gr2" draw:text-style-name="P2" draw:layer="layout" svg:width="1cm" svg:height="1cm" svg:x="3cm" svg:y="10.59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6.999cm" svg:y="10.598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4.999cm" svg:y="10.598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cm" svg:height="1cm" svg:x="12.999cm" svg:y="10.598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0.999cm" svg:y="10.598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8.999cm" svg:y="10.59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cm" svg:height="1cm" svg:x="6.999cm" svg:y="10.59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999cm" svg:y="10.59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2" draw:layer="layout" svg:width="1.599cm" svg:height="12.199cm" draw:transform="rotate (1.5707963267946) translate (5.40000000000018cm 11.2000000000053cm)" svg:viewBox="0 0 1600 12200" draw:points="200,0 1600,0 1600,6000 0,6000 1600,6000 1600,12200 200,12200 1600,12200 1600,2000 200,2000">
          <text:p/>
        </draw:polyline>
        <draw:custom-shape draw:style-name="gr2" draw:text-style-name="P2" draw:layer="layout" svg:width="1cm" svg:height="1cm" svg:x="3cm" svg:y="14.59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6.999cm" svg:y="14.598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4.999cm" svg:y="14.598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cm" svg:height="1cm" svg:x="12.999cm" svg:y="14.598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0.999cm" svg:y="14.598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8.999cm" svg:y="14.59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cm" svg:height="1cm" svg:x="6.999cm" svg:y="14.59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999cm" svg:y="14.59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2" draw:layer="layout" svg:width="1.599cm" svg:height="12.199cm" draw:transform="rotate (1.5707963267946) translate (5.40000000000018cm 15.2000000000053cm)" svg:viewBox="0 0 1600 12200" draw:points="200,0 1600,0 1600,6000 0,6000 1600,6000 1600,12200 200,12200 1600,12200 1600,2000 200,2000">
          <text:p/>
        </draw:polyline>
        <draw:frame draw:style-name="gr5" draw:layer="layout" svg:width="6.8cm" svg:height="4.85cm" svg:x="19.4cm" svg:y="3cm">
          <draw:text-box>
            <text:p>2 -&gt; 5 -&gt; 8 -&gt; 3 <text:span text:style-name="T1">-&gt; 6</text:span></text:p>
            <text:p>の順番に行ったとき</text:p>
            <text:p>2-5と5-8の線と交わるわけだが・・・</text:p>
            <text:p/>
            <text:p>グラフを下のようにみなすこともできる</text:p>
          </draw:text-box>
        </draw:frame>
        <draw:frame draw:style-name="gr5" draw:layer="layout" svg:width="6.8cm" svg:height="1.598cm" svg:x="19.4cm" svg:y="10cm">
          <draw:text-box>
            <text:p>2 -&gt; 5 -&gt; 8 -&gt; 3 <text:span text:style-name="T1">-&gt; 6</text:span></text:p>
            <text:p>の順番に行ったとき</text:p>
          </draw:text-box>
        </draw:frame>
        <draw:frame draw:style-name="gr5" draw:layer="layout" svg:width="6.8cm" svg:height="1.598cm" svg:x="19.4cm" svg:y="14cm">
          <draw:text-box>
            <text:p>5 -&gt; 8 -&gt; 2 -&gt; 3 <text:span text:style-name="T1">-&gt; 6</text:span></text:p>
            <text:p>の順番に行ったとき</text:p>
          </draw:text-box>
        </draw:frame>
        <draw:connector draw:style-name="gr6" draw:text-style-name="P2" draw:layer="layout" draw:type="curve" svg:x1="7.499cm" svg:y1="5.599cm" svg:x2="13.499cm" svg:y2="5.599cm" draw:start-shape="id1" draw:start-glue-point="4" draw:end-shape="id2" draw:end-glue-point="4" svg:d="m7499 5599c0-751 6000-751 6000 0">
          <text:p/>
        </draw:connector>
        <draw:connector draw:style-name="gr6" draw:text-style-name="P2" draw:layer="layout" draw:type="curve" svg:x1="7.499cm" svg:y1="10.598cm" svg:x2="13.499cm" svg:y2="10.598cm" draw:start-shape="id3" draw:start-glue-point="4" draw:end-shape="id4" draw:end-glue-point="4" svg:d="m7499 10598c0-751 6000-751 6000 0">
          <text:p/>
        </draw:connector>
        <draw:connector draw:style-name="gr6" draw:text-style-name="P2" draw:layer="layout" draw:type="curve" svg:x1="7.499cm" svg:y1="14.598cm" svg:x2="13.499cm" svg:y2="14.598cm" draw:start-shape="id5" draw:start-glue-point="4" draw:end-shape="id6" draw:end-glue-point="4" svg:d="m7499 14598c0-751 6000-751 6000 0">
          <text:p/>
        </draw:connector>
        <draw:frame draw:style-name="gr7" draw:text-style-name="P3" draw:layer="layout" svg:width="20.6cm" svg:height="2.8cm" svg:x="3cm" svg:y="17.4cm">
          <draw:text-box>
            <text:p text:style-name="P3"><text:span text:style-name="T2">■</text:span><text:span text:style-name="T2">順番によって見え方は変わらない</text:span></text:p>
          </draw:text-box>
        </draw:frame>
        <draw:rect draw:style-name="gr8" draw:text-style-name="P2" draw:layer="layout" svg:width="24.4cm" svg:height="8.4cm" svg:x="1.8cm" svg:y="8.4cm">
          <text:p/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9" draw:layer="layout" svg:width="25cm" svg:height="10.469cm" svg:x="0.8cm" svg:y="2.2cm">
          <draw:text-box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i -&gt; jの順に点を選んだ時verticesと交わるかどうかは、verticesからみたiとjをそれぞれ比べればいい。</text:p>
                <text:list>
                  <text:list-item>
                    <text:p>i=3 -&gt; (1&lt;, 2&lt;, 5&gt;)</text:p>
                  </text:list-item>
                  <text:list-item>
                    <text:p>j=7 -&gt; (1&lt;, 2&lt;, 5&lt;)</text:p>
                    <text:list>
                      <text:list-item>
                        <text:p>5の不等号が変わった　-&gt; 2-5と3-7が交差</text:p>
                      </text:list-item>
                    </text:list>
                  </text:list-item>
                </text:list>
                <text:p/>
              </text:list-item>
              <text:list-item>
                <text:p>i -&gt; jに動かした前後で位置関係が</text:p>
                <text:p>全部反転する or 全部反転しない場合には交差しない</text:p>
                <text:p>逆にそうでない場合は必ず交差する</text:p>
                <text:p/>
              </text:list-item>
              <text:list-item>
                <text:p>うっかりdp[1&lt;&lt;20]とかやっちゃうと大きすぎてエラーになった</text:p>
                <text:p>dp[1&lt;&lt;18]に書きなおして再提出してpassed system test</text:p>
                <text:p/>
              </text:list-item>
              <text:list-item>
                <text:p>300msぐらいだった</text:p>
              </text:list-item>
            </text:list>
          </draw:text-box>
        </draw:frame>
        <draw:custom-shape draw:style-name="gr10" draw:text-style-name="P2" draw:layer="layout" svg:width="0.4cm" svg:height="0.4cm" svg:x="13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12.5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11.5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10.5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9.5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8" draw:id="id8" draw:layer="layout" svg:width="0.4cm" svg:height="0.4cm" svg:x="8.5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7.5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6.5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0.4cm" svg:height="0.4cm" svg:x="5.5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4.5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3.5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2.5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2" draw:layer="layout" svg:width="1.199cm" svg:height="10.999cm" draw:transform="rotate (1.5707963267946) translate (2.8cm 16.0000000000098cm)" svg:viewBox="0 0 1200 11000" draw:points="0,0 1200,0 1200,3000 201,3000 1200,3000 1200,9000 0,9000 1200,9000 1200,11000 0,11000 1200,11000 1200,7000 0,7000 1200,7000 1200,2000 0,2000">
          <text:p/>
        </draw:polyline>
        <draw:line draw:style-name="gr12" draw:text-style-name="P2" draw:layer="layout" svg:x1="2.4cm" svg:y1="16.4cm" svg:x2="3.2cm" svg:y2="16.4cm">
          <text:p/>
        </draw:line>
        <draw:line draw:style-name="gr12" draw:text-style-name="P2" draw:layer="layout" svg:x1="4.399cm" svg:y1="16.35cm" svg:x2="5.199cm" svg:y2="16.35cm">
          <text:p/>
        </draw:line>
        <draw:connector draw:style-name="gr6" draw:text-style-name="P2" draw:layer="layout" draw:type="curve" svg:x1="5.941cm" svg:y1="15.857cm" svg:x2="8.799cm" svg:y2="15.799cm" draw:start-shape="id7" draw:start-glue-point="11" draw:end-shape="id8" draw:end-glue-point="4" svg:d="m5941 15857c0-838 2858-809 2858-58">
          <text:p/>
        </draw:connector>
        <draw:line draw:style-name="gr12" draw:text-style-name="P2" draw:layer="layout" svg:x1="10.177cm" svg:y1="16.408cm" svg:x2="9.377cm" svg:y2="16.408cm">
          <text:p/>
        </draw:line>
        <draw:line draw:style-name="gr12" draw:text-style-name="P2" draw:layer="layout" svg:x1="12.1cm" svg:y1="16.35cm" svg:x2="11.3cm" svg:y2="16.35cm">
          <text:p/>
        </draw:line>
        <draw:line draw:style-name="gr12" draw:text-style-name="P2" draw:layer="layout" svg:x1="14.1cm" svg:y1="16.35cm" svg:x2="13.3cm" svg:y2="16.35cm">
          <text:p/>
        </draw:line>
        <draw:frame draw:style-name="gr13" draw:layer="layout" svg:width="0.8cm" svg:height="1.363cm" svg:x="5.5cm" svg:y="16.3cm">
          <draw:text-box>
            <text:p>i</text:p>
          </draw:text-box>
        </draw:frame>
        <draw:frame draw:style-name="gr5" draw:layer="layout" svg:width="1.2cm" svg:height="0.963cm" svg:x="8.4cm" svg:y="16.199cm">
          <draw:text-box>
            <text:p>j</text:p>
          </draw:text-box>
        </draw:frame>
        <draw:frame draw:style-name="gr5" draw:layer="layout" svg:width="13.4cm" svg:height="0.963cm" svg:x="1.6cm" svg:y="18.437cm">
          <draw:text-box>
            <text:p>すでに通った頂点から見て、iもjも同じ方向</text:p>
          </draw:text-box>
        </draw:frame>
        <draw:custom-shape draw:style-name="gr10" draw:text-style-name="P2" xml:id="id10" draw:id="id10" draw:layer="layout" svg:width="0.4cm" svg:height="0.4cm" svg:x="26.5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25.598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24.598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23.598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22.598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21.598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20.598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19.598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17.598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9" draw:id="id9" draw:layer="layout" svg:width="0.4cm" svg:height="0.4cm" svg:x="16.598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15.598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7.399cm" svg:y1="17.299cm" svg:x2="18.199cm" svg:y2="17.299cm">
          <text:p/>
        </draw:line>
        <draw:custom-shape draw:style-name="gr10" draw:text-style-name="P2" draw:layer="layout" svg:width="0.4cm" svg:height="0.4cm" svg:x="18.597cm" svg:y="1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2" draw:layer="layout" svg:width="0.999cm" svg:height="7.999cm" draw:transform="rotate (1.5707963267946) translate (16.8cm 16.0000000000053cm)" svg:viewBox="0 0 1000 8000" draw:points="0,1000 1000,1000 1000,6000 0,6000 1000,6000 1000,5000 0,5000 1000,5000 1000,8000 202,8000 1000,8000 1000,4000 0,4000 1000,4000 1000,0 0,0">
          <text:p/>
        </draw:polyline>
        <draw:connector draw:style-name="gr6" draw:text-style-name="P2" draw:layer="layout" draw:type="curve" draw:line-skew="0cm -2.509cm" svg:x1="16.598cm" svg:y1="15.998cm" svg:x2="26.799cm" svg:y2="15.799cm" draw:start-shape="id9" draw:start-glue-point="6" draw:end-shape="id10" draw:end-glue-point="4" svg:d="m16598 15998c-751 0-626-1605 2112-2784s8089-1931 8089 2585">
          <text:p/>
        </draw:connector>
        <draw:line draw:style-name="gr12" draw:text-style-name="P2" draw:layer="layout" svg:x1="20.498cm" svg:y1="17.349cm" svg:x2="21.298cm" svg:y2="17.349cm">
          <text:p/>
        </draw:line>
        <draw:line draw:style-name="gr12" draw:text-style-name="P2" draw:layer="layout" svg:x1="21.498cm" svg:y1="17.349cm" svg:x2="22.298cm" svg:y2="17.349cm">
          <text:p/>
        </draw:line>
        <draw:line draw:style-name="gr12" draw:text-style-name="P2" draw:layer="layout" svg:x1="22.498cm" svg:y1="17.349cm" svg:x2="23.298cm" svg:y2="17.349cm">
          <text:p/>
        </draw:line>
        <draw:line draw:style-name="gr12" draw:text-style-name="P2" draw:layer="layout" svg:x1="24.398cm" svg:y1="17.349cm" svg:x2="25.198cm" svg:y2="17.349cm">
          <text:p/>
        </draw:line>
        <draw:line draw:style-name="gr12" draw:text-style-name="P2" draw:layer="layout" svg:x1="18.2cm" svg:y1="16.8cm" svg:x2="17.4cm" svg:y2="16.8cm">
          <text:p/>
        </draw:line>
        <draw:line draw:style-name="gr12" draw:text-style-name="P2" draw:layer="layout" svg:x1="21.2cm" svg:y1="16.75cm" svg:x2="20.4cm" svg:y2="16.75cm">
          <text:p/>
        </draw:line>
        <draw:line draw:style-name="gr12" draw:text-style-name="P2" draw:layer="layout" svg:x1="22.2cm" svg:y1="16.75cm" svg:x2="21.4cm" svg:y2="16.75cm">
          <text:p/>
        </draw:line>
        <draw:line draw:style-name="gr12" draw:text-style-name="P2" draw:layer="layout" svg:x1="23.2cm" svg:y1="16.75cm" svg:x2="22.4cm" svg:y2="16.75cm">
          <text:p/>
        </draw:line>
        <draw:line draw:style-name="gr12" draw:text-style-name="P2" draw:layer="layout" svg:x1="25.2cm" svg:y1="16.75cm" svg:x2="24.4cm" svg:y2="16.75cm">
          <text:p/>
        </draw:line>
        <draw:frame draw:style-name="gr5" draw:layer="layout" svg:width="0.8cm" svg:height="0.963cm" svg:x="16.4cm" svg:y="16.237cm">
          <draw:text-box>
            <text:p>i</text:p>
          </draw:text-box>
        </draw:frame>
        <draw:frame draw:style-name="gr5" draw:layer="layout" svg:width="0.4cm" svg:height="0.963cm" svg:x="26.6cm" svg:y="16.4cm">
          <draw:text-box>
            <text:p>j</text:p>
          </draw:text-box>
        </draw:frame>
        <draw:frame draw:style-name="gr5" draw:layer="layout" svg:width="10.6cm" svg:height="1.521cm" svg:x="16.8cm" svg:y="18.2cm">
          <draw:text-box>
            <text:p>すべての頂点をまたいだ場合は方向が全て反転、交差しない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7T00:21:34.88</meta:creation-date>
    <meta:editing-duration>PT11M43S</meta:editing-duration>
    <meta:editing-cycles>2</meta:editing-cycles>
    <dc:date>2013-03-27T01:49:04.90</dc:date>
    <meta:document-statistic meta:object-count="114"/>
    <meta:generator>OpenOffice.org/3.4.1$Win32 OpenOffice.org_project/341m1$Build-9593</meta:generator>
  </office:meta>
</office:document-meta>
</file>